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300000357B6EA01E86B0F7AC4.png" manifest:media-type="image/png"/>
  <manifest:file-entry manifest:full-path="Pictures/1000000000000548000001203A0E7AF0D1A585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b6a6c" officeooo:paragraph-rsid="001b6a6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b6a6c" officeooo:paragraph-rsid="001b6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f5e5f" officeooo:paragraph-rsid="001f5e5f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b6a6c" officeooo:paragraph-rsid="001b6a6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cfbe9" officeooo:paragraph-rsid="001cfbe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f5e5f" officeooo:paragraph-rsid="001f5e5f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0e390" officeooo:paragraph-rsid="0020e3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0e390" officeooo:paragraph-rsid="0020e390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language="en" fo:country="US" fo:font-weight="normal" officeooo:rsid="001b6a6c" officeooo:paragraph-rsid="001b6a6c" style:font-size-asian="10.5pt" style:font-weight-asian="normal" style:font-size-complex="12pt" style:font-weight-complex="normal"/>
    </style:style>
    <style:style style:name="T1" style:family="text">
      <style:text-properties officeooo:rsid="001b6a6c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12.1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11.98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1cm" fo:margin-top="0cm" fo:margin-bottom="0.012cm" style:vertical-pos="top" style:vertical-rel="baseline" fo:background-color="transparent" draw:fill="none" draw:fill-color="#ffffff" fo:padding="0cm" fo:border="none" style:mirror="none" fo:clip="rect(0.538cm, 0.388cm, 0cm, 0.2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l – Problem 1</text:p>
      <text:p text:style-name="P2"/>
      <text:p text:style-name="P2"/>
      <text:list xml:id="list49653125" text:style-name="L1">
        <text:list-item>
          <text:p text:style-name="P4">Excel Flow</text:p>
        </text:list-item>
      </text:list>
      <text:p text:style-name="P2"/>
      <text:p text:style-name="P2"><draw:frame draw:style-name="fr1" draw:name="graphics1" text:anchor-type="as-char" svg:width="15.961cm" svg:height="4.087cm" draw:z-index="0"><draw:image xlink:href="Pictures/100000000000060300000357B6EA01E86B0F7AC4.png" xlink:type="simple" xlink:show="embed" xlink:actuate="onLoad"/></draw:frame></text:p>
      <text:p text:style-name="P2"/>
      <text:list xml:id="list125655743099532" text:continue-numbering="true" text:style-name="L1">
        <text:list-item>
          <text:p text:style-name="P7">Execution Flow result</text:p>
        </text:list-item>
      </text:list>
      <text:p text:style-name="P8"/>
      <text:p text:style-name="P8"><draw:frame draw:style-name="fr2" draw:name="Image1" text:anchor-type="as-char" svg:width="15.961cm" svg:height="4.168cm" draw:z-index="1"><draw:image xlink:href="Pictures/100000000000060300000357B6EA01E86B0F7AC4.png" xlink:type="simple" xlink:show="embed" xlink:actuate="onLoad"/></draw:frame></text:p>
      <text:p text:style-name="P8"/>
      <text:list xml:id="list125656066716996" text:continue-numbering="true" text:style-name="L1">
        <text:list-item>
          <text:p text:style-name="P7">Insert / Update</text:p>
        </text:list-item>
      </text:list>
      <text:p text:style-name="P8"/>
      <text:p text:style-name="P2"><draw:frame draw:style-name="fr3" draw:name="Imagen 1" text:anchor-type="as-char" svg:width="15.291cm" svg:height="3.087cm" draw:z-index="2"><draw:image xlink:href="Pictures/1000000000000548000001203A0E7AF0D1A585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0:55:04.704000000</meta:creation-date>
    <dc:date>2017-10-15T12:56:54.659000000</dc:date>
    <meta:editing-duration>PT3M42S</meta:editing-duration>
    <meta:editing-cycles>2</meta:editing-cycles>
    <meta:generator>LibreOffice/5.3.6.1$Windows_x86 LibreOffice_project/686f202eff87ef707079aeb7f485847613344eb7</meta:generator>
    <meta:document-statistic meta:table-count="0" meta:image-count="3" meta:object-count="0" meta:page-count="1" meta:paragraph-count="7" meta:word-count="14" meta:character-count="69" meta:non-whitespace-character-count="61"/>
  </office:meta>
</office:document-meta>
</file>